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projektu z eksploracji danych</text:p>
      <text:p text:style-name="P1">Paweł Dawidowicz, Stanisław Wilczyński</text:p>
      <text:p text:style-name="P1"/>
      <text:p text:style-name="P3">Przewidywanie ruchu MIDPRICE w danych z LOB</text:p>
      <text:p text:style-name="P3"/>
      <text:p text:style-name="P4">1. Przedstawienie danych.</text:p>
      <text:p text:style-name="P4">2. Użyte klasyfikatory.</text:p>
      <text:p text:style-name="P4">3. Użyte definicje zmiennej MIDPRICE oraz IMBALANCE.</text:p>
      <text:p text:style-name="P4">4. Analiza danych niezredukowanych.</text:p>
      <text:p text:style-name="P4">5. Analiza danych zredukowanych.</text:p>
      <text:p text:style-name="P4">6. Podsumowanie.</text:p>
      <text:p text:style-name="P4"/>
      <text:p text:style-name="P4">1.</text:p>
      <text:p text:style-name="P4"><text:tab/>Do analizy dostaliśmy tabelkę danych z Limit Order Book. Jest to system opisujący sytuację giełdy dla jednej wybranej akcji w kolejnych chwilach czasu danego dnia – w naszym przypadku co jedną minutę od otwarcia do zamknięcia giełdy. W każdym wierszu mieliśmy datę, godzinę oraz listę propozycji kupna i sprzedaży(zamówień) w kolejności rosnącej ceny (pary [cena,liczba akcji]). Celem naszej analizy było przewidywanie ruchu MIDPRICE( czy wzrośnie czy zmaleje ) – pewnej zmiennej opisującej w danej chwili stan rynku.</text:p>
      <text:p text:style-name="P4"><text:tab/> W trakcie analizy zauważyliśmy, że w pewnych wierszach pojawia się zamówienie sprzedaży akcji po cenie znacznie niższej(6) niż najlepsza( najwyższa ) cena kupna. Takie zamówienie nie mogło występować w LOB, gdyż zasady giełdy mówią, że w momencie pojawienia się zamówienia o cenie sprzedaży niższej niż najwyższa cena kupna jest ono natychmiast realizowane. W takim razie uznaliśmy opis tego zamówienia za błędny i usunęliśmy z tabelki( występował w kilku różnych godzinach ). Jeśli chodzi o dalsze przeróbki danych, w późniejszej części analizy(punkt 5)) zgodnie z <text:s/>uwagami zawartymi w [1] wyrzuciliśmy z tabelki stany rynku do 30 minut po otwarciu i od 30 minut przed zamknięciem giełdy.</text:p>
      <text:p text:style-name="P4"/>
      <text:p text:style-name="P4">2.</text:p>
      <text:p text:style-name="P4"><text:s/><text:tab/>Do klasyfikacji naszych danych użyliśmy dwóch klasyfikatorów binarnych: prostego Decision Tree oraz trudniejszego SVC( dla którego szukaliśmy najbardziej optymalnych parametrów dla jądra używającego radialnych funkcji bazowych).</text:p>
      <text:p text:style-name="P4"/>
      <text:p text:style-name="P4">3.</text:p>
      <text:p text:style-name="P4"><text:tab/>W pierwszej części naszej analizy wypróbowaliśmy metody, które różniły się definicją MIDPRICE oraz definicją IMBALANCE, czyli zmiennej( ciągu zmiennych ) na podstawie, której przewidywaliśmy ruch MIDPRICE( wzrósł – grupa +1, zmalał – grupa -1).</text:p>
      <text:p text:style-name="P4">Definicje MIDPRICE:</text:p>
      <text:list xml:id="list5661401310929766131" text:style-name="L1">
        <text:list-item>
          <text:p text:style-name="P7">zgodnie z pracą [1] – MIDPRICE to była średnia z najlepszej(najwyższej) ceny kupna i najlepszej(najniższej) ceny sprzedaży – numer klasy przechowywaliśmy w programie w zmiennej ‘zmiana’.</text:p>
        </text:list-item>
        <text:list-item>
          <text:p text:style-name="P7">Funkcja setNewMidPrice1 – patrzymy na średnią cenę k akcji o najlepszej cenie kupna i k akcji o najlepszej cenie sprzedaży – numer klasy przechowywaliśmy w programie w zmiennej ‘zmiana3’.</text:p>
        </text:list-item>
        <text:list-item>
          <text:p text:style-name="P7">Funkcja setNewMidPrice2 - <text:s/>patrzymy na średnią cenę akcji, które możemy kupić za kwotę p i akcji, które możemy sprzedać za kwotę p( znowu rozważamy najlepsze słupki – najbliżej od granicy między ofertami kupna, a sprzedaży – numer klasy przechowywaliśmy w programie w zmiennej ‘zmiana4’.</text:p>
        </text:list-item>
      </text:list>
      <text:p text:style-name="P4"><text:soft-page-break/>Definicje IMBALANCE:</text:p>
      <text:list xml:id="list5562094017316052921" text:style-name="L2">
        <text:list-item>
          <text:p text:style-name="P8">zgodnie z pracą [1] – różnica wysokości słupków najlepszej ceny kupna i najlepszej ceny sprzedaży przez ich sumę – zmienna ‘Imbalance1’</text:p>
        </text:list-item>
        <text:list-item>
          <text:p text:style-name="P8">dwie cechy: wysokości słupków najlepszej ceny kupna i najlepszej ceny sprzedaży – zmienna ‘Imbalance2’</text:p>
        </text:list-item>
        <text:list-item>
          <text:p text:style-name="P8">średnia najlepsza cena sprzedaży k akcji minus średnia najlepsza cena kupna k akcji przez ich sumę – zmienna ‘Imbalance3’</text:p>
        </text:list-item>
        <text:list-item>
          <text:p text:style-name="P8">liczba akcji które, można sprzedać za kwotę k minus liczba akcji które można kupić za kwotę k przez ich sumę – zmienna ‘Imbalance4’</text:p>
        </text:list-item>
        <text:list-item>
          <text:p text:style-name="P8">za pomocą funkcji generujPrzedziały tworzymy współrzędne wektora Imbalance biorąc za pierwszą współrzędna sumę wysokości słupków w pierwszych k tikach na lewo od MIDPRICE, potem na prawo, potem następnych k na lewo, itd. - zmienna ‘Imabalance5’</text:p>
        </text:list-item>
        <text:list-item>
          <text:p text:style-name="P8">podobnie jak powyżej tylko analizujemy cały wykres, przyporządkowując kolejnym współrzędnym wektora sumę wysokości słupków z k kolejnych ticków( jako początek uznaliśmy minimalną cenę kupna w całym zbiorze, a jako koniec maksymalną cenę sprzedaży w całym zbiorze – również w zmiennej ‘Imbalance5’</text:p>
        </text:list-item>
        <text:list-item>
          <text:p text:style-name="P8">podobnie jak w e) tylko tym razem im dalej od MIDPRICE tym przedział o większej długości ticków sumujemy do jednej współrzędnej wektora</text:p>
        </text:list-item>
      </text:list>
      <text:p text:style-name="P4"/>
      <text:p text:style-name="P4">4.</text:p>
      <text:p text:style-name="P4"><text:tab/>Na podstawie różnych IMBALANCE przewidywaliśmy MIDPRICE – w funckji testuj dzieliliśmy dane na treningowe i testowe i na testowych wybieraliśmy najlepszy klasyfikator SVC za pomocą GridSearchCV. Następnie na klasyfikatorze drzewiastym i SVM robiliśmy cross validation, aby lepiej ocenić skuteczność danego klasyfikatora. Badaliśmy następujące konfiguracje MIDPRICE oraz IMBALANCE(punkty jak powyżej): [a,a],[a,b],[b,c],[c,d], [a,e], [a,f], [a,g]. Dla każdej pary testowaliśmy oba klasyfikatory na IMBALANCE nieprzekształconych, a następnie na IMBALANCE znormalizowanych. W tej części najbardziej obiecujące wyniki cross validacji zaobserwowaliśmy dla kombinacji [a,a] – (54,538 % dla klasyfikatora SVC na danych nieprzerobionych) oraz [a,g] (54,537 % dla klasyfikatora SVC na danych znormalizowanych). <text:s text:c="2"/>Zauważyliśmy, że w ogólności SVC działa lepiej niż klasyfikator drzewiasty, natomiast dane znormalizowane sprawdzają się lepiej( jeśli wektor IMBALANCE ma więcej niż jedną współrzędną).</text:p>
      <text:p text:style-name="P4"/>
      <text:p text:style-name="P4">5. </text:p>
      <text:p text:style-name="P4"><text:tab/>W drugiej części analizy, tak jak wspominałem w punkcie 1, pozbyliśmy się ze zbioru danych stanów giełdy z pierwszych 30 minut i ostatnich 30 minut dnia, gdyż wg [1] mogą tam występować anomalie. Powtórzyliśmy testy z punkty 4. oraz użyliśmy kilku nowych kombinacji MIDPRICE I IMBALANCE: [b,a],[c,a],[b,b],[c,b], [b,g],[c,g]. Wyniki poprawiły się nieznacznie i ustabilizowały – już więcej klasyfikatorów i kombinacji uzyskiwało wynik cross validacji na poziomie 54%. Jednak wyraźnej zmiany nie zaobserwowaliśmy. Wobec tego zdecydowaliśmy się na jeszcze jeden pomysł: zamiast korzystać tylko z IMBALANCE w danej chwili tworzymy wektor k poprzednich IMBALANCE i z niego próbujemy przewidzieć ruch MIDPRICE( używamy kombinacji [a,a]). Dla większej pewności tym razem cross validację przeprowadzaliśmy kilka razy, a następnie uśrednialiśmy wyniki. Jako klasyfikatora używaliśmy SVC, a liczba poprzednich IMBALANCE w wektorze wahała się od 1 do 265 Ten pomysł okazał się równie dobry co najlepsze z pierwszej części analizy i działał równie dobrze(54,5% skuteczności) na danych zredukowanych oraz niezredukowanych. Co ciekawe zachowywał się stabilnie do ok. k = 12 – cały <text:soft-page-break/>czas utrzymywał skuteczność w okolicach 54%. Najlepszą skuteczność (54,71%) otrzymaliśmy dla <text:s/>wektora długości 16 dla niezredukowanych i nieznormalizowanych danych. </text:p>
      <text:p text:style-name="P4"/>
      <text:p text:style-name="P4">6.</text:p>
      <text:p text:style-name="P4"><text:tab/>Podsumowując najlepsza otrzymana skuteczność w cross validation na poziomie 54,7% nie powala, jest tylko o około 3,7% lepsza niż klasyfikator przydzielający wszystko do jednej klasy( stosunek klas nie jest do końca 1:1 dla MIDPRICE z [1]). Co więcej, lepiej rokujące według nas pomysły okazały się gorsze od pomysłu najprostszego na MIDPRICE I IMBALANCE w pracy [1]. Zgodnie z oczekiwaniami bardziej zaawansowany klasyfikator SVC działał lepiej niż proste Decission Tree, a normalizacja IMBALANCE zwykle poprawiała wynik. Biorąc jednak po uwagę całość wykonanej przez nas pracy należy stwierdzić, że podobne do testowych przez nas pomysłów mają niewielkie szanse osiągnięcia lepszych wyników i aby poprawić rezultaty konieczne jest spróbowanie innych metod eksploracji danych. 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[1] M. Gould, J. Bonart „Queue Imbalance as a One-Tick-Ahead Price Predictor in Limit Order Book” ,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1T12:39:03.535654573</meta:creation-date>
    <dc:date>2017-02-12T12:12:02.74</dc:date>
    <meta:editing-duration>PT3H42M26S</meta:editing-duration>
    <meta:editing-cycles>25</meta:editing-cycles>
    <meta:generator>OpenOffice/4.1.3$Win32 OpenOffice.org_project/413m1$Build-9783</meta:generator>
    <meta:document-statistic meta:table-count="0" meta:image-count="0" meta:object-count="0" meta:page-count="4" meta:paragraph-count="35" meta:word-count="1011" meta:character-count="7092"/>
  </office:meta>
</office:document-meta>
</file>